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5c3" officeooo:paragraph-rsid="000195c3"/>
    </style:style>
    <style:style style:name="P2" style:family="paragraph" style:parent-style-name="Standard">
      <style:paragraph-properties fo:text-align="end" style:justify-single-word="false"/>
      <style:text-properties officeooo:rsid="000195c3" officeooo:paragraph-rsid="000195c3"/>
    </style:style>
    <style:style style:name="P3" style:family="paragraph" style:parent-style-name="Standard">
      <style:paragraph-properties fo:text-align="justify" style:justify-single-word="false"/>
      <style:text-properties officeooo:rsid="000195c3" officeooo:paragraph-rsid="000195c3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0195c3" officeooo:paragraph-rsid="000195c3"/>
    </style:style>
    <style:style style:name="P5" style:family="paragraph" style:parent-style-name="Standard" style:list-style-name="L3">
      <style:paragraph-properties fo:text-align="justify" style:justify-single-word="false"/>
      <style:text-properties officeooo:rsid="000195c3" officeooo:paragraph-rsid="000195c3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195c3" officeooo:paragraph-rsid="000195c3"/>
    </style:style>
    <style:style style:name="P7" style:family="paragraph" style:parent-style-name="Standard">
      <style:paragraph-properties fo:text-align="justify" style:justify-single-word="false"/>
      <style:text-properties officeooo:rsid="000195c3" officeooo:paragraph-rsid="00031939"/>
    </style:style>
    <style:style style:name="P8" style:family="paragraph" style:parent-style-name="Standard">
      <style:paragraph-properties fo:text-align="justify" style:justify-single-word="false"/>
      <style:text-properties officeooo:rsid="00031939" officeooo:paragraph-rsid="00031939"/>
    </style:style>
    <style:style style:name="P9" style:family="paragraph" style:parent-style-name="Standard">
      <style:paragraph-properties fo:text-align="justify" style:justify-single-word="false"/>
      <style:text-properties officeooo:paragraph-rsid="00031939"/>
    </style:style>
    <style:style style:name="P10" style:family="paragraph" style:parent-style-name="Standard">
      <style:paragraph-properties fo:text-align="justify" style:justify-single-word="false" fo:break-before="page"/>
      <style:text-properties officeooo:rsid="000195c3" officeooo:paragraph-rsid="000195c3"/>
    </style:style>
    <style:style style:name="T1" style:family="text">
      <style:text-properties officeooo:rsid="000195c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3193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47e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1) What type of doc ? <text:span text:style-name="T2">A</text:span></text:p>
      <text:list xml:id="list355699116" text:style-name="L2">
        <text:list-item>
          <text:p text:style-name="P4">A : Interview</text:p>
        </text:list-item>
        <text:list-item>
          <text:p text:style-name="P4">B : News report</text:p>
        </text:list-item>
        <text:list-item>
          <text:p text:style-name="P4">C : Obituary</text:p>
        </text:list-item>
        <text:list-item>
          <text:p text:style-name="P4">D : Speech</text:p>
        </text:list-item>
      </text:list>
      <text:p text:style-name="P3"/>
      <text:p text:style-name="P3">2) How many speakers ? <text:span text:style-name="T2">2</text:span></text:p>
      <text:list xml:id="list3703553136" text:style-name="L3">
        <text:list-item>
          <text:p text:style-name="P5">A : 1</text:p>
        </text:list-item>
        <text:list-item>
          <text:p text:style-name="P5">B : 2</text:p>
        </text:list-item>
        <text:list-item>
          <text:p text:style-name="P5">C : 3</text:p>
        </text:list-item>
        <text:list-item>
          <text:p text:style-name="P5">D : more than 3</text:p>
          <text:p text:style-name="P5"/>
        </text:list-item>
      </text:list>
      <text:p text:style-name="P3">3) Who was Frederik Douglas ? <text:span text:style-name="T2">D</text:span></text:p>
      <text:list xml:id="list125248225040567" text:continue-numbering="true" text:style-name="L3">
        <text:list-item>
          <text:p text:style-name="P5">A : One of the founding father of the US</text:p>
        </text:list-item>
        <text:list-item>
          <text:p text:style-name="P5">B : A slave</text:p>
        </text:list-item>
        <text:list-item>
          <text:p text:style-name="P5">C : An abolitionist</text:p>
        </text:list-item>
        <text:list-item>
          <text:p text:style-name="P5">D : B and C</text:p>
          <text:p text:style-name="P5"/>
        </text:list-item>
      </text:list>
      <text:p text:style-name="P3">4) What does HCBU stand for ? <text:span text:style-name="T2">B</text:span></text:p>
      <text:list xml:id="list125246824369631" text:continue-numbering="true" text:style-name="L3">
        <text:list-item>
          <text:p text:style-name="P5">A : </text:p>
        </text:list-item>
        <text:list-item>
          <text:p text:style-name="P5">B : Historically Black College and Universities</text:p>
        </text:list-item>
        <text:list-item>
          <text:p text:style-name="P5">C : </text:p>
        </text:list-item>
        <text:list-item>
          <text:p text:style-name="P5">D : </text:p>
          <text:p text:style-name="P5"/>
        </text:list-item>
      </text:list>
      <text:p text:style-name="P3">5) What do we call Africana studies ? <text:span text:style-name="T2">C</text:span></text:p>
      <text:list xml:id="list125248455261629" text:continue-numbering="true" text:style-name="L3">
        <text:list-item>
          <text:p text:style-name="P5">A : </text:p>
        </text:list-item>
        <text:list-item>
          <text:p text:style-name="P5">B : </text:p>
        </text:list-item>
        <text:list-item>
          <text:p text:style-name="P5">C : Studies of experiences of African-Americans</text:p>
        </text:list-item>
        <text:list-item>
          <text:p text:style-name="P5">D : </text:p>
          <text:p text:style-name="P5"/>
        </text:list-item>
      </text:list>
      <text:p text:style-name="P3">6) Who is Anika Pather ? <text:span text:style-name="T2">D</text:span></text:p>
      <text:list xml:id="list586804268" text:style-name="L1">
        <text:list-item>
          <text:p text:style-name="P6">A : A BLM activist</text:p>
        </text:list-item>
        <text:list-item>
          <text:p text:style-name="P6">B : A student at Howard Uni</text:p>
        </text:list-item>
        <text:list-item>
          <text:p text:style-name="P6">C : A historian spec. in Africana studies</text:p>
        </text:list-item>
        <text:list-item>
          <text:p text:style-name="P6">D : A prof. in the classics dpt. of Howard Uni</text:p>
        </text:list-item>
      </text:list>
      <text:p text:style-name="P3"/>
      <text:p text:style-name="P3"/>
      <text:p text:style-name="P3"/>
      <text:p text:style-name="P3"/>
      <text:p text:style-name="P3"/>
      <text:p text:style-name="P10">Answer the questions :</text:p>
      <text:p text:style-name="P3"/>
      <text:p text:style-name="P3">1) Introduce the doc</text:p>
      <text:p text:style-name="P9"><text:span text:style-name="T3">This document is an interview of Anika Pather, a professor at Howard's University's classics department, in which she speaks about the importance of classics studies and why it shouldn't be</text:span><text:span text:style-name="T5"> cancelled by</text:span><text:span text:style-name="T3"> Howard Uni. shouldn't cancel these classes.</text:span></text:p>
      <text:p text:style-name="P3"/>
      <text:p text:style-name="P3">2) What is unique at Howard Uni ?</text:p>
      <text:p text:style-name="P8">it was founded with a classics department and is one of the first <text:span text:style-name="T1">Historically Black College and Universities</text:span></text:p>
      <text:p text:style-name="P3"/>
      <text:p text:style-name="P3"/>
      <text:p text:style-name="P3">3) Why are many people mistaken on the definition of classical studies</text:p>
      <text:p text:style-name="P8">When people hear "classics", they first think of Shakespear, etc ... Classic litterature in general.</text:p>
      <text:p text:style-name="P3"/>
      <text:p text:style-name="P3">4 ) What is the academic def of classical studies ?</text:p>
      <text:p text:style-name="P7"><text:span text:style-name="T3">S</text:span>tudy of ancient greece and rome<text:span text:style-name="T3">... </text:span>Plato, Aristotle, Myths ...</text:p>
      <text:p text:style-name="P3"/>
      <text:p text:style-name="P3">5) Why is studying classics relevant according to Anika Pather ?</text:p>
      <text:p text:style-name="P8">It helps understand our origins, the Constitution, some logos, and a lot more things, especially about black history</text:p>
      <text:p text:style-name="P3"/>
      <text:p text:style-name="P3"/>
      <text:p text:style-name="P3">6) What examples does she give that would be impacted if they were canceled.</text:p>
      <text:p text:style-name="P3"/>
      <text:p text:style-name="P3"/>
      <text:p text:style-name="P3"/>
      <text:p text:style-name="P3">7) What effects di<text:span text:style-name="T3">d</text:span> the reading of <text:span text:style-name="T3">"</text:span><text:span text:style-name="T4">Columbian Orator</text:span><text:span text:style-name="T3">"</text:span> have on Frederik Douglas ?</text:p>
      <text:p text:style-name="P8">His mind was liberated</text:p>
      <text:p text:style-name="P8"/>
      <text:p text:style-name="P3"/>
      <text:p text:style-name="P3">8) How <text:span text:style-name="T3">h</text:span>as Howard Uni responded<text:span text:style-name="T3"> to the uproar ?</text:span></text:p>
      <text:p text:style-name="P3"/>
      <text:p text:style-name="P3"/>
      <text:p text:style-name="P3"/>
      <text:p text:style-name="P8">9) What would AP advise HU to do ?</text:p>
      <text:p text:style-name="P8">They should combine with professors and create a department that perpetuates the Black History.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0195c3" officeooo:paragraph-rsid="000195c3"/>
    </style:style>
    <style:style style:name="MP2" style:family="paragraph" style:parent-style-name="Standard">
      <style:paragraph-properties fo:text-align="end" style:justify-single-word="false"/>
      <style:text-properties officeooo:rsid="000195c3" officeooo:paragraph-rsid="000195c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nglais Oral - Week 4</text:p>
        <text:p text:style-name="MP2">15/10/202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14:25:02.601360592</meta:creation-date>
    <meta:generator>LibreOffice/6.4.7.2$Linux_X86_64 LibreOffice_project/40$Build-2</meta:generator>
    <dc:date>2021-10-15T12:52:46.346684339</dc:date>
    <meta:editing-duration>PT1H57M33S</meta:editing-duration>
    <meta:editing-cycles>1</meta:editing-cycles>
    <meta:document-statistic meta:table-count="0" meta:image-count="0" meta:object-count="0" meta:page-count="2" meta:paragraph-count="53" meta:word-count="399" meta:character-count="1892" meta:non-whitespace-character-count="1564"/>
  </office:meta>
</office:document-meta>
</file>